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icroclina sense pertites i amb macla en graell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griso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En graella visible de manera discontínua en algunes zones del cristall i només en algunes posic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5" table:style-name="ce10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Biotita 5%</text:p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style-name="ce7"/>
          <table:table-cell table:number-columns-repeated="16382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Microc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7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Generalment al·lotriomorfes o arrodonides, rarament cristalls hipidiomorfs, prismàtic curt i idiomorfs implantats en cavitats miarolítiqu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, sovint tèrbol per alte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</text:p>
          </table:table-cell>
          <table:table-cell office:value-type="string" table:style-name="ce5">
            <text:p>Difícil d'observar, en tres direccions {001}, {010} i {110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sericita, albita i quar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Maclat</text:p>
          </table:table-cell>
          <table:table-cell office:value-type="string" table:style-name="ce5">
            <text:p>Polisintètic en graella i laminars tot i que les macles no són gaire penetratives i no sempre hi son presen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Ra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iguel</meta:initial-creator>
    <dc:creator>Miguel</dc:creator>
    <meta:creation-date>2018-02-14T10:30:30Z</meta:creation-date>
    <dc:date>2018-05-06T10:18:13Z</dc:date>
    <meta:editing-cycles>5</meta:editing-cycles>
    <meta:editing-duration>PT1353S</meta:editing-duration>
  </office:meta>
</office:document-meta>
</file>